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8706" officeooo:paragraph-rsid="00178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8: ARQUITECTURA DE CAPAS</text:p>
      <text:p text:style-name="P1"/>
      <text:p text:style-name="P1">Patrón Buschmann: divisiones logicas mantenidas como modulos independientes:</text:p>
      <text:p text:style-name="P1"><text:tab/>interfaz</text:p>
      <text:p text:style-name="P1"><text:tab/>logica de negocio (entidad de negocio en)</text:p>
      <text:p text:style-name="P1"><text:tab/>Presistencia<text:tab/>(componentes acceso a datos cad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49:49.337837596</meta:creation-date>
    <dc:date>2017-05-26T17:55:17.252287187</dc:date>
    <meta:editing-duration>PT5M28S</meta:editing-duration>
    <meta:editing-cycles>1</meta:editing-cycles>
    <meta:document-statistic meta:table-count="0" meta:image-count="0" meta:object-count="0" meta:page-count="1" meta:paragraph-count="5" meta:word-count="26" meta:character-count="201" meta:non-whitespace-character-count="177"/>
    <meta:generator>LibreOffice/5.2.7.2$Linux_X86_64 LibreOffice_project/20m0$Build-2</meta:generator>
  </office:meta>
</office:document-meta>
</file>